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C000000C8CADE2572EF36C0CA.png" manifest:media-type="image/png"/>
  <manifest:file-entry manifest:full-path="Pictures/1000020100000258000001E0D7756AB02AD8AB3F.png" manifest:media-type="image/png"/>
  <manifest:file-entry manifest:full-path="Pictures/10000201000001FF0000028247AD75E32C9604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243cm" fo:min-width="4.225cm"/>
    </style:style>
    <style:style style:name="gr2" style:family="graphic" style:parent-style-name="standard">
      <style:graphic-properties svg:stroke-color="#000000" draw:fill-color="#ffffff" draw:textarea-horizontal-align="justify" draw:textarea-vertical-align="middle" draw:auto-grow-height="false" fo:min-height="6.627cm" fo:min-width="9.315cm"/>
    </style:style>
    <style:style style:name="gr3" style:family="graphic" style:parent-style-name="standard">
      <style:graphic-properties draw:textarea-horizontal-align="justify" draw:textarea-vertical-align="middle" draw:auto-grow-height="false" fo:min-height="1.544cm" fo:min-width="1.98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0.562cm"/>
    </style:style>
    <style:style style:name="gr6" style:family="graphic" style:parent-style-name="standard">
      <style:graphic-properties draw:stroke="none" svg:stroke-color="#000000" draw:fill="none" draw:fill-color="#ffffff" fo:min-height="1.06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0.498cm"/>
    </style:style>
    <style:style style:name="gr9" style:family="graphic" style:parent-style-name="standard">
      <style:graphic-properties draw:stroke="none" svg:stroke-color="#000000" draw:fill="none" draw:fill-color="#ffffff" fo:min-height="0.561cm"/>
    </style:style>
    <style:style style:name="gr10" style:family="graphic" style:parent-style-name="standard">
      <style:graphic-properties draw:stroke="none" svg:stroke-color="#000000" draw:fill="none" draw:fill-color="#ffffff" draw:textarea-horizontal-align="left" draw:auto-grow-height="true" draw:auto-grow-width="false" fo:min-height="0.23cm" fo:min-width="0cm"/>
    </style:style>
    <style:style style:name="gr11" style:family="graphic" style:parent-style-name="standard">
      <style:graphic-properties draw:stroke="none" svg:stroke-color="#000000" draw:fill="none" draw:fill-color="#ffffff" fo:min-height="0.846cm"/>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stroke="none" svg:stroke-color="#000000" draw:fill="none" draw:fill-color="#ffffff" fo:min-height="1.063cm"/>
    </style:style>
    <style:style style:name="gr14" style:family="graphic" style:parent-style-name="standard">
      <style:graphic-properties draw:stroke="none" svg:stroke-color="#000000" draw:fill="none" draw:fill-color="#ffffff" fo:min-height="5.116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style:text-properties fo:font-size="8pt" style:font-size-asian="8pt" style:font-size-complex="8pt"/>
    </style:style>
    <style:style style:name="P6" style:family="paragraph">
      <loext:graphic-properties draw:fill="none"/>
      <style:text-properties fo:font-size="8pt" style:font-size-asian="8pt" style:font-size-complex="8pt"/>
    </style:style>
    <style:style style:name="P7" style:family="paragraph">
      <style:text-properties fo:font-size="8pt"/>
    </style:style>
    <style:style style:name="P8" style:family="paragraph">
      <loext:graphic-properties draw:fill="none" draw:fill-color="#ffffff"/>
      <style:text-properties fo:font-size="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5" draw:id="id5" draw:layer="layout" svg:width="4.724cm" svg:height="5.588cm" svg:x="2.88cm" svg:y="15.351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3" draw:id="id3" draw:layer="layout" svg:width="9.815cm" svg:height="6.877cm" svg:x="6.883cm" svg:y="6.88cm">
          <text:p/>
          <draw:enhanced-geometry svg:viewBox="0 0 21600 21600" draw:mirror-horizontal="false" draw:mirror-vertical="false" draw:type="rectangle" draw:enhanced-path="M 0 0 L 21600 0 21600 21600 0 21600 0 0 Z N"/>
        </draw:custom-shape>
        <draw:g xml:id="id9" draw:id="id9">
          <draw:custom-shape draw:style-name="gr3" draw:text-style-name="P1" draw:layer="layout" svg:width="2.485cm" svg:height="1.794cm" svg:x="12.846cm" svg:y="7.977cm">
            <text:p/>
            <draw:enhanced-geometry svg:viewBox="0 0 21600 21600" draw:mirror-horizontal="false" draw:mirror-vertical="false" draw:type="rectangle" draw:enhanced-path="M 0 0 L 21600 0 21600 21600 0 21600 0 0 Z N"/>
          </draw:custom-shape>
          <draw:frame draw:style-name="gr4" draw:text-style-name="P1" draw:layer="layout" svg:width="1.978cm" svg:height="1.794cm" svg:x="13.101cm" svg:y="7.977cm">
            <draw:image xlink:href="Pictures/10000201000001FF0000028247AD75E32C96045B.png" xlink:type="simple" xlink:show="embed" xlink:actuate="onLoad">
              <text:p/>
            </draw:image>
          </draw:frame>
        </draw:g>
        <draw:g xml:id="id8" draw:id="id8">
          <draw:custom-shape draw:style-name="gr3" draw:text-style-name="P1" draw:layer="layout" svg:width="2.485cm" svg:height="1.794cm" svg:x="8.498cm" svg:y="11.066cm">
            <text:p/>
            <draw:enhanced-geometry svg:viewBox="0 0 21600 21600" draw:mirror-horizontal="false" draw:mirror-vertical="false" draw:type="rectangle" draw:enhanced-path="M 0 0 L 21600 0 21600 21600 0 21600 0 0 Z N"/>
          </draw:custom-shape>
          <draw:frame draw:style-name="gr4" draw:text-style-name="P1" draw:layer="layout" svg:width="1.978cm" svg:height="1.794cm" svg:x="8.752cm" svg:y="11.066cm">
            <draw:image xlink:href="Pictures/10000201000001FF0000028247AD75E32C96045B.png" xlink:type="simple" xlink:show="embed" xlink:actuate="onLoad">
              <text:p/>
            </draw:image>
          </draw:frame>
        </draw:g>
        <draw:g xml:id="id2" draw:id="id2">
          <draw:custom-shape draw:style-name="gr3" draw:text-style-name="P1" draw:layer="layout" svg:width="2.485cm" svg:height="1.794cm" svg:x="8.622cm" svg:y="7.977cm">
            <text:p/>
            <draw:enhanced-geometry svg:viewBox="0 0 21600 21600" draw:mirror-horizontal="false" draw:mirror-vertical="false" draw:type="rectangle" draw:enhanced-path="M 0 0 L 21600 0 21600 21600 0 21600 0 0 Z N"/>
          </draw:custom-shape>
          <draw:frame draw:style-name="gr4" draw:text-style-name="P1" draw:layer="layout" svg:width="1.979cm" svg:height="1.794cm" svg:x="8.876cm" svg:y="7.977cm">
            <draw:image xlink:href="Pictures/10000201000001FF0000028247AD75E32C96045B.png" xlink:type="simple" xlink:show="embed" xlink:actuate="onLoad">
              <text:p/>
            </draw:image>
          </draw:frame>
        </draw:g>
        <draw:g xml:id="id7" draw:id="id7">
          <draw:custom-shape draw:style-name="gr3" draw:text-style-name="P1" draw:layer="layout" svg:width="2.485cm" svg:height="1.794cm" svg:x="12.846cm" svg:y="11.066cm">
            <text:p/>
            <draw:enhanced-geometry svg:viewBox="0 0 21600 21600" draw:mirror-horizontal="false" draw:mirror-vertical="false" draw:type="rectangle" draw:enhanced-path="M 0 0 L 21600 0 21600 21600 0 21600 0 0 Z N"/>
          </draw:custom-shape>
          <draw:frame draw:style-name="gr4" draw:text-style-name="P1" draw:layer="layout" svg:width="1.978cm" svg:height="1.794cm" svg:x="13.101cm" svg:y="11.066cm">
            <draw:image xlink:href="Pictures/10000201000001FF0000028247AD75E32C96045B.png" xlink:type="simple" xlink:show="embed" xlink:actuate="onLoad">
              <text:p/>
            </draw:image>
          </draw:frame>
        </draw:g>
        <draw:frame draw:style-name="gr5" draw:text-style-name="P3" draw:layer="layout" svg:width="4.722cm" svg:height="0.962cm" svg:x="7.752cm" svg:y="6.182cm">
          <draw:text-box>
            <text:p>Mesh Network</text:p>
          </draw:text-box>
        </draw:frame>
        <draw:frame draw:style-name="gr6" draw:text-style-name="P3" draw:layer="layout" svg:width="3.23cm" svg:height="1.312cm" svg:x="10.859cm" svg:y="10.152cm">
          <draw:text-box>
            <text:p>Nodes</text:p>
          </draw:text-box>
        </draw:frame>
        <draw:connector draw:style-name="gr7" draw:text-style-name="P4" draw:layer="layout" draw:line-skew="0cm 0.501cm" svg:x1="4.814cm" svg:y1="6.747cm" svg:x2="8.622cm" svg:y2="8.874cm" draw:start-shape="id1" draw:start-glue-point="2" draw:end-shape="id2" draw:end-glue-point="3" svg:d="M4814 6747v-501h-4v2628h3812" svg:viewBox="0 0 3813 2629">
          <text:p/>
        </draw:connector>
        <draw:g xml:id="id6" draw:id="id6">
          <draw:g>
            <draw:frame draw:style-name="gr4" draw:text-style-name="P1" draw:layer="layout" svg:width="5.329cm" svg:height="3.976cm" svg:x="2.077cm" svg:y="1.82cm">
              <draw:image xlink:href="Pictures/1000020100000258000001E0D7756AB02AD8AB3F.png" xlink:type="simple" xlink:show="embed" xlink:actuate="onLoad">
                <text:p/>
              </draw:image>
            </draw:frame>
            <draw:frame draw:style-name="gr8" draw:text-style-name="P6" draw:layer="layout" svg:width="4.322cm" svg:height="0.887cm" svg:x="2.416cm" svg:y="6.051cm">
              <draw:text-box>
                <text:p text:style-name="P5"><text:span text:style-name="T1">http://www.clker.com/clipart-satellite-</text:span><text:span text:style-name="T1">11.html</text:span></text:p>
              </draw:text-box>
            </draw:frame>
          </draw:g>
          <draw:frame draw:style-name="gr9" draw:text-style-name="P3" draw:layer="layout" svg:width="5.467cm" svg:height="0.962cm" svg:x="2.037cm" svg:y="1cm">
            <draw:text-box>
              <text:p>Satellite</text:p>
            </draw:text-box>
          </draw:frame>
        </draw:g>
        <draw:g xml:id="id4" draw:id="id4">
          <draw:g>
            <draw:frame draw:style-name="gr4" draw:text-style-name="P1" draw:layer="layout" svg:width="5.28cm" svg:height="3.361cm" svg:x="13.53cm" svg:y="17.173cm">
              <draw:image xlink:href="Pictures/10000201000000FC000000C8CADE2572EF36C0CA.png" xlink:type="simple" xlink:show="embed" xlink:actuate="onLoad">
                <text:p/>
              </draw:image>
            </draw:frame>
            <draw:frame draw:style-name="gr10" draw:text-style-name="P8" draw:layer="layout" svg:width="6.958cm" svg:height="0.569cm" svg:x="13.219cm" svg:y="20.586cm">
              <draw:text-box>
                <text:p text:style-name="P7">https://thetomatos.com/free-clipart-24223/</text:p>
              </draw:text-box>
            </draw:frame>
          </draw:g>
          <draw:frame draw:style-name="gr11" draw:text-style-name="P3" draw:layer="layout" svg:width="6.709cm" svg:height="1.096cm" svg:x="13.095cm" svg:y="16.448cm">
            <draw:text-box>
              <text:p>Observer</text:p>
            </draw:text-box>
          </draw:frame>
        </draw:g>
        <draw:connector draw:style-name="gr12" draw:text-style-name="P4" draw:layer="layout" svg:x1="11.79cm" svg:y1="13.757cm" svg:x2="16.636cm" svg:y2="16.448cm" draw:start-shape="id3" draw:start-glue-point="2" draw:end-shape="id4" svg:d="M11790 13757v1346h4846v1345" svg:viewBox="0 0 4847 2692">
          <text:p/>
        </draw:connector>
        <draw:connector draw:style-name="gr12" draw:text-style-name="P4" draw:layer="layout" svg:x1="7.604cm" svg:y1="18.145cm" svg:x2="13.095cm" svg:y2="18.801cm" draw:start-shape="id5" draw:start-glue-point="8" draw:end-shape="id4" svg:d="M7604 18145h2747v656h2744" svg:viewBox="0 0 5492 657">
          <text:p/>
        </draw:connector>
        <draw:frame draw:style-name="gr13" draw:text-style-name="P3" draw:layer="layout" svg:width="9.319cm" svg:height="1.313cm" svg:x="1.54cm" svg:y="14.537cm">
          <draw:text-box>
            <text:p>GPS Coordinates Database</text:p>
          </draw:text-box>
        </draw:frame>
        <draw:connector draw:style-name="gr7" draw:text-style-name="P4" draw:layer="layout" svg:x1="7.504cm" svg:y1="3.969cm" svg:x2="15.331cm" svg:y2="11.963cm" draw:start-shape="id6" draw:start-glue-point="1" draw:end-shape="id7" draw:end-glue-point="1" svg:d="M7504 3969h8327v7994h-500" svg:viewBox="0 0 8328 7995">
          <text:p/>
        </draw:connector>
        <draw:connector draw:style-name="gr7" draw:text-style-name="P4" xml:id="id1" draw:id="id1" draw:layer="layout" draw:line-skew="-1.595cm" svg:x1="4.814cm" svg:y1="6.747cm" svg:x2="8.498cm" svg:y2="11.963cm" draw:end-shape="id8" svg:d="M4814 6747h-4v5216h3688" svg:viewBox="0 0 3689 5217">
          <text:p/>
        </draw:connector>
        <draw:connector draw:style-name="gr7" draw:text-style-name="P4" draw:layer="layout" draw:line-skew="-1.783cm" svg:x1="7.504cm" svg:y1="3.932cm" svg:x2="14.088cm" svg:y2="7.977cm" draw:end-shape="id9" draw:end-glue-point="0" svg:d="M7504 3932v-11h6584v4056" svg:viewBox="0 0 6585 4057">
          <text:p/>
        </draw:connector>
        <draw:frame draw:style-name="gr14" draw:text-style-name="P3" draw:layer="layout" svg:width="18.288cm" svg:height="5.366cm" svg:x="1.889cm" svg:y="21.574cm">
          <draw:text-box>
            <text:p>Each Raspberry Pi is connected in a mesh network. Individual Raspberry Pis collect GPS information from the satellite. Raspberry Pis broadcast their GPS coordinates to every device connected to the mesh network. The observer computer connects to the mesh network to collect information that has been broadcasted. The observer computer reads and writes GPS coordinates into the GPS Coordinate Databas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6T15:13:07.384253502</meta:creation-date>
    <meta:editing-duration>PT14M19S</meta:editing-duration>
    <meta:editing-cycles>6</meta:editing-cycles>
    <meta:generator>LibreOffice/5.1.6.2$Linux_X86_64 LibreOffice_project/10m0$Build-2</meta:generator>
    <dc:date>2018-02-16T15:42:40.280326819</dc:date>
    <meta:document-statistic meta:object-count="34"/>
  </office:meta>
</office:document-meta>
</file>